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CA0000003A26E6A8D3.jpg"/>
  <manifest:file-entry manifest:media-type="image/jpeg" manifest:full-path="Pictures/10000000000001F50000002A6A917183.jpg"/>
  <manifest:file-entry manifest:media-type="image/jpeg" manifest:full-path="Pictures/10000000000002CC0000002EA568EF20.jpg"/>
  <manifest:file-entry manifest:media-type="image/jpeg" manifest:full-path="Pictures/10000000000001470000002CEF9295B3.jpg"/>
  <manifest:file-entry manifest:media-type="image/jpeg" manifest:full-path="Pictures/10000000000002CD000000314413E67C.jpg"/>
  <manifest:file-entry manifest:media-type="image/jpeg" manifest:full-path="Pictures/10000000000002CE0000003785C53B39.jpg"/>
  <manifest:file-entry manifest:media-type="image/jpeg" manifest:full-path="Pictures/10000000000001470000002A3AAD6F2E.jpg"/>
  <manifest:file-entry manifest:media-type="image/jpeg" manifest:full-path="Pictures/1000000000000249000000347C1A1883.jpg"/>
  <manifest:file-entry manifest:media-type="image/jpeg" manifest:full-path="Pictures/10000000000002C90000003E78827FB3.jpg"/>
  <manifest:file-entry manifest:media-type="image/jpeg" manifest:full-path="Pictures/10000000000001C200000035D25C3F62.jpg"/>
  <manifest:file-entry manifest:media-type="image/jpeg" manifest:full-path="Pictures/10000000000001F50000002C24D01705.jpg"/>
  <manifest:file-entry manifest:media-type="image/jpeg" manifest:full-path="Pictures/100000000000025A000000354CB2F8D3.jpg"/>
  <manifest:file-entry manifest:media-type="image/jpeg" manifest:full-path="Pictures/10000000000002580000002FAB9C70A6.jpg"/>
  <manifest:file-entry manifest:media-type="image/jpeg" manifest:full-path="Pictures/1000000000000400000000348B230BED.jpg"/>
  <manifest:file-entry manifest:media-type="image/jpeg" manifest:full-path="Pictures/100000000000025E00000036B3BAAE35.jpg"/>
  <manifest:file-entry manifest:media-type="image/jpeg" manifest:full-path="Pictures/10000000000002480000003157B1846F.jpg"/>
  <manifest:file-entry manifest:media-type="image/jpeg" manifest:full-path="Pictures/10000000000001460000002A7AE6AD21.jpg"/>
  <manifest:file-entry manifest:media-type="image/jpeg" manifest:full-path="Pictures/10000000000002CA0000003B25E51E2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Tahoma3" svg:font-family="Tahoma, Lucidasans, 'Lucida Sans', 'Arial Unicode MS'"/>
    <style:font-face style:name="Bitstream Vera Sans1" svg:font-family="'Bitstream Vera Sans'" style:font-pitch="variable"/>
    <style:font-face style:name="Mincho" svg:font-family="Mincho" style:font-pitch="variable"/>
    <style:font-face style:name="Tahoma1" svg:font-family="Tahoma, Lucidasans, 'Lucida Sans', 'Arial Unicode M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erif1" svg:font-family="'Bitstream Vera Serif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Tahoma2" svg:font-family="Tahoma, Lucidasans, 'Lucida Sans', 'Arial Unicode MS'" style:font-family-generic="swiss" style:font-pitch="variable"/>
  </office:font-face-decl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8.648cm" style:type="center"/>
          <style:tab-stop style:position="17.648cm" style:type="right"/>
        </style:tab-stops>
      </style:paragraph-properties>
      <style:text-properties style:use-window-font-color="true" style:font-name="Bitstream Vera Sans1" fo:font-size="9pt" style:font-size-asian="9pt" style:font-size-complex="9pt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.5pt" fo:font-weight="normal" fo:background-color="#ffffff" style:font-size-asian="10.5pt" style:font-weight-asian="normal" style:font-size-complex="10.5pt" style:font-weight-complex="normal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.5pt" fo:font-style="italic" fo:font-weight="normal" fo:background-color="#ffffff" style:font-size-asian="10.5pt" style:font-style-asian="italic" style:font-weight-asian="normal" style:font-size-complex="10.5pt" style:font-style-complex="italic" style:font-weight-complex="normal"/>
    </style:style>
    <style:style style:name="P4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Bitstream Vera Sans" fo:font-size="15pt" fo:font-style="italic" fo:font-weight="bold" fo:background-color="#ffffff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pt" fo:font-style="italic" fo:font-weight="normal" fo:background-color="#ffffff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10pt" fo:font-weight="normal" fo:background-color="#ffffff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9pt" fo:font-weight="normal" fo:background-color="#ffffff" style:font-size-asian="9pt" style:font-weight-asian="normal" style:font-size-complex="9pt" style:font-weight-complex="normal"/>
    </style:style>
    <style:style style:name="P8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Bitstream Vera Sans" fo:font-size="9pt" fo:font-style="italic" fo:font-weight="normal" fo:background-color="#ffffff" style:font-size-asian="9pt" style:font-style-asian="italic" style:font-weight-asian="normal" style:font-size-complex="9pt" style:font-style-complex="italic" style:font-weight-complex="normal"/>
    </style:style>
    <style:style style:name="P9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DejaVu Sans" fo:font-size="10.5pt" fo:font-weight="normal" fo:background-color="#ffffff" style:font-size-asian="10.5pt" style:font-weight-asian="normal" style:font-size-complex="10.5pt" style:font-weight-complex="normal"/>
    </style:style>
    <style:style style:name="P10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DejaVu Sans" fo:font-size="10.5pt" fo:font-style="italic" style:text-underline-style="solid" style:text-underline-width="auto" style:text-underline-color="font-color" fo:font-weight="normal" fo:background-color="#ffffff" style:font-size-asian="10.5pt" style:font-style-asian="italic" style:font-weight-asian="normal" style:font-size-complex="10.5pt" style:font-style-complex="italic" style:font-weight-complex="normal"/>
    </style:style>
    <style:style style:name="P11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DejaVu Sans" fo:font-size="9pt" fo:font-style="italic" fo:font-weight="normal" fo:background-color="#ffffff" style:font-size-asian="9pt" style:font-style-asian="italic" style:font-weight-asian="normal" style:font-size-complex="9pt" style:font-style-complex="italic" style:font-weight-complex="normal"/>
    </style:style>
    <style:style style:name="P12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DejaVu Sans" fo:font-size="10pt" fo:font-weight="normal" fo:background-color="#ffffff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left="0cm" fo:margin-right="0cm" fo:margin-top="0cm" fo:margin-bottom="0cm" fo:text-indent="0cm" style:auto-text-indent="false" fo:break-before="page"/>
      <style:text-properties style:font-name="Bitstream Vera Sans" fo:font-size="10pt" fo:font-weight="normal" fo:background-color="#ffffff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left="0cm" fo:margin-right="0cm" fo:margin-top="0.199cm" fo:margin-bottom="0cm" fo:text-indent="0cm" style:auto-text-indent="false"/>
      <style:text-properties style:font-name="DejaVu Sans" fo:font-size="10.5pt" fo:font-weight="normal" fo:background-color="#ffffff" style:font-size-asian="10.5pt" style:font-weight-asian="normal" style:font-size-complex="10.5pt" style:font-weight-complex="normal"/>
    </style:style>
    <style:style style:name="P15" style:family="paragraph" style:parent-style-name="Text_20_body">
      <style:paragraph-properties fo:margin-left="0cm" fo:margin-right="0cm" fo:margin-top="0cm" fo:margin-bottom="0.101cm" fo:text-indent="0cm" style:auto-text-indent="false"/>
      <style:text-properties style:font-name="DejaVu Sans" fo:font-size="10pt" fo:font-style="italic" fo:font-weight="normal" fo:background-color="#ffffff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Standard">
      <style:paragraph-properties fo:margin-top="0.199cm" fo:margin-bottom="0cm"/>
      <style:text-properties style:font-name="DejaVu Sans" fo:font-size="10.5pt" style:font-size-asian="10.5pt" style:font-size-complex="10.5pt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Standard">
      <style:paragraph-properties fo:margin-top="0.15cm" fo:margin-bottom="0cm"/>
      <style:text-properties style:font-name="DejaVu Sans" fo:font-size="10.5pt" style:font-size-asian="10.5pt" style:font-size-complex="10.5pt"/>
    </style:style>
    <style:style style:name="P20" style:family="paragraph" style:parent-style-name="Contents_20_1">
      <style:paragraph-properties>
        <style:tab-stops>
          <style:tab-stop style:position="18.011cm" style:type="right" style:leader-style="dotted" style:leader-text="."/>
        </style:tab-stops>
      </style:paragraph-properties>
      <style:text-properties style:font-name="DejaVu Sans" fo:font-size="10pt" style:font-size-asian="10pt" style:font-size-complex="10pt"/>
    </style:style>
    <style:style style:name="P21" style:family="paragraph" style:parent-style-name="Contents_20_2">
      <style:paragraph-properties>
        <style:tab-stops>
          <style:tab-stop style:position="17.512cm" style:type="right" style:leader-style="dotted" style:leader-text="."/>
        </style:tab-stops>
      </style:paragraph-properties>
      <style:text-properties style:font-name="DejaVu Sans" fo:font-size="10pt" style:font-size-asian="10pt" style:font-size-complex="10pt"/>
    </style:style>
    <style:style style:name="P22" style:family="paragraph" style:parent-style-name="Standard" style:list-style-name="L1">
      <style:paragraph-properties fo:margin-top="0.15cm" fo:margin-bottom="0cm"/>
      <style:text-properties style:font-name="DejaVu Sans" fo:font-size="10.5pt" style:font-size-asian="10.5pt" style:font-size-complex="10.5pt"/>
    </style:style>
    <style:style style:name="P23" style:family="paragraph" style:parent-style-name="Standard" style:list-style-name="L1">
      <style:paragraph-properties fo:margin-top="0.15cm" fo:margin-bottom="0cm"/>
      <style:text-properties style:font-name="DejaVu Sans" fo:font-size="10.5pt" fo:font-style="normal" style:font-size-asian="10.5pt" style:font-style-asian="normal" style:font-size-complex="10.5pt" style:font-style-complex="normal"/>
    </style:style>
    <style:style style:name="P24" style:family="paragraph">
      <style:paragraph-properties fo:text-align="center"/>
      <style:text-properties style:font-name="DejaVu Sans" fo:font-size="10pt" style:font-size-asian="10pt" style:font-size-complex="10pt"/>
    </style:style>
    <style:style style:name="P25" style:family="paragraph">
      <style:paragraph-properties fo:text-align="center"/>
    </style:style>
    <style:style style:name="P26" style:family="paragraph">
      <style:text-properties style:font-name="DejaVu Sans" fo:font-size="10pt" style:font-size-asian="10pt" style:font-size-complex="10pt"/>
    </style:style>
    <style:style style:name="P27" style:family="paragraph">
      <style:paragraph-properties fo:margin-left="1.27cm" fo:margin-right="0cm" fo:margin-top="0.199cm" fo:margin-bottom="0cm" fo:text-align="start" fo:text-indent="-0.583cm"/>
    </style:style>
    <style:style style:name="P28" style:family="paragraph">
      <style:paragraph-properties fo:margin-left="1.27cm" fo:margin-right="0cm" fo:margin-top="0.199cm" fo:margin-bottom="0cm" fo:text-align="start" fo:text-indent="-0.583cm"/>
      <style:text-properties style:font-name="DejaVu Sans" fo:font-size="10pt" style:font-size-asian="10pt" style:font-size-complex="10pt"/>
    </style:style>
    <style:style style:name="P29" style:family="paragraph">
      <style:text-properties style:font-name="DejaVu Sans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fo:background-color="#ffffff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DejaVu Sans" fo:font-size="10pt" style:font-size-asian="10pt" style:font-size-complex="10pt"/>
    </style:style>
    <style:style style:name="T8" style:family="text">
      <style:text-properties style:font-name="DejaVu Sans" fo:font-size="10pt" style:font-size-asian="10pt" style:font-name-complex="DejaVu Sans" style:font-size-complex="10pt"/>
    </style:style>
    <style:style style:name="T9" style:family="text">
      <style:text-properties style:font-name="DejaVu Sans"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svg:stroke-width="0.101cm" draw:fill="none" draw:textarea-horizontal-align="center" draw:textarea-vertical-align="top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Extrémité_20_de_20_ligne_20_3" draw:marker-end="Extrémité_20_de_20_ligne_20_3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4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none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23cm" style:run-through="foreground"/>
    </style:style>
    <style:style style:name="gr9" style:family="graphic">
      <style:graphic-properties draw:fill="none" draw:textarea-horizontal-align="center" draw:textarea-vertical-align="middle" style:run-through="foreground"/>
    </style:style>
    <style:style style:name="gr10" style:family="graphic">
      <style:graphic-properties draw:marker-start="Extrémité_20_de_20_ligne_20_3" draw:marker-end="Extrémité_20_de_20_ligne_20_3" draw:textarea-horizontal-align="center" draw:textarea-vertical-align="middle" style:run-through="foreground"/>
    </style:style>
    <style:style style:name="gr11" style:family="graphic">
      <style:graphic-properties draw:stroke="none" svg:stroke-color="#000000" draw:fill="none" draw:fill-color="#ffffff" draw:textarea-vertical-align="bottom" fo:min-height="0.628cm" style:run-through="foreground"/>
    </style:style>
    <style:style style:name="gr12" style:family="graphic">
      <style:graphic-properties draw:stroke="none" svg:stroke-color="#000000" draw:fill="none" draw:fill-color="#ffffff" fo:min-height="0.432cm" style:run-through="foreground"/>
    </style:style>
    <style:style style:name="gr13" style:family="graphic">
      <style:graphic-properties draw:stroke="none" svg:stroke-color="#000000" draw:fill="none" draw:fill-color="#ffffff" fo:min-height="0.48cm" style:run-through="foreground"/>
    </style:style>
    <style:style style:name="gr14" style:family="graphic">
      <style:graphic-properties draw:textarea-horizontal-align="center" draw:textarea-vertical-align="middle" style:run-through="foreground"/>
    </style:style>
    <style:style style:name="gr15" style:family="graphic">
      <style:graphic-properties draw:fill="none" draw:textarea-horizontal-align="center" draw:textarea-vertical-align="top" style:run-through="foreground"/>
    </style:style>
    <style:style style:name="gr16" style:family="graphic">
      <style:graphic-properties draw:stroke="none" svg:stroke-color="#000000" draw:fill="none" draw:fill-color="#ffffff" fo:min-height="0.453cm" style:run-through="foreground"/>
    </style:style>
    <style:style style:name="gr17" style:family="graphic">
      <style:graphic-properties draw:stroke="none" svg:stroke-color="#000000" draw:fill="none" draw:fill-color="#ffffff" fo:min-height="0.39cm" style:run-through="foreground"/>
    </style:style>
    <style:style style:name="gr18" style:family="graphic">
      <style:graphic-properties svg:stroke-width="0.101cm" draw:textarea-horizontal-align="center" draw:textarea-vertical-align="middle" fo:padding-top="0.049cm" fo:padding-bottom="0.049cm" fo:padding-left="0.049cm" fo:padding-right="0.049cm" style:run-through="foreground"/>
    </style:style>
    <style:style style:name="gr19" style:family="graphic">
      <style:graphic-properties svg:stroke-width="0.101cm" draw:fill="none" draw:textarea-horizontal-align="center" draw:textarea-vertical-align="top" fo:padding-top="0.049cm" fo:padding-bottom="0.049cm" fo:padding-left="0.049cm" fo:padding-right="0.049cm" style:run-through="foreground"/>
    </style:style>
    <style:style style:name="gr20" style:family="graphic">
      <style:graphic-properties draw:stroke="none" svg:stroke-color="#000000" draw:fill="none" draw:fill-color="#ffffff" fo:min-height="0.346cm" style:run-through="foreground"/>
    </style:style>
    <style:style style:name="gr21" style:family="graphic">
      <style:graphic-properties draw:stroke="none" svg:stroke-color="#000000" draw:fill="none" draw:fill-color="#ffffff" fo:min-height="0.448cm" style:run-through="foreground"/>
    </style:style>
    <style:style style:name="gr22" style:family="graphic">
      <style:graphic-properties draw:stroke="none" svg:stroke-color="#000000" draw:fill="none" draw:fill-color="#ffffff" fo:min-height="0.402cm" style:run-through="foreground"/>
    </style:style>
    <style:style style:name="gr23" style:family="graphic">
      <style:graphic-properties draw:fill="none" draw:textarea-horizontal-align="center" draw:textarea-vertical-align="middle" style:run-through="foreground"/>
    </style:style>
    <style:style style:name="gr24" style:family="graphic">
      <style:graphic-properties draw:stroke="none" svg:stroke-color="#000000" draw:fill="none" draw:fill-color="#ffffff" fo:min-height="0.513cm" style:run-through="foreground"/>
    </style:style>
    <style:style style:name="gr25" style:family="graphic">
      <style:graphic-properties draw:fill="none" draw:textarea-horizontal-align="righ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0.3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nt2 documentation</text:p>
      <text:p text:style-name="P2"/>
      <text:p text:style-name="P2"/>
      <text:p text:style-name="P12"/>
      <text:p text:style-name="P12"/>
      <text:table-of-content text:style-name="Sect1" text:name="Table des matières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20"><text:s/>1 Run<text:tab/>1</text:p>
          <text:p text:style-name="P20"><text:s/>2 Copyright<text:tab/>1</text:p>
          <text:p text:style-name="P20"><text:s/>3 Configure<text:tab/>2</text:p>
          <text:p text:style-name="P21"><text:s/>3.1 Panel<text:tab/>2</text:p>
          <text:p text:style-name="P21"><text:s/>3.2 Taskbar, multi-desktop, multi-monitor<text:tab/>3</text:p>
          <text:p text:style-name="P21"><text:s/>3.3 Task <text:tab/>4</text:p>
          <text:p text:style-name="P21"><text:s/>3.4 Clock<text:tab/>5</text:p>
          <text:p text:style-name="P21"><text:s/>3.5 Mouse action<text:tab/>5</text:p>
          <text:p text:style-name="P21"><text:s/>3.6 Background and border<text:tab/>6</text:p>
        </text:index-body>
      </text:table-of-content>
      <text:p text:style-name="P12"/>
      <text:p text:style-name="P12"/>
      <text:p text:style-name="P9"/>
      <text:p text:style-name="P2"/>
      <text:p text:style-name="P2"><text:span text:style-name="T3">tint2</text:span> is a simple <text:span text:style-name="Strong_20_Emphasis"><text:span text:style-name="T6">panel/taskbar</text:span></text:span> intentionally made for <text:span text:style-name="Strong_20_Emphasis"><text:span text:style-name="T1">openbox3</text:span></text:span>, but should also work with other window managers. The goal is to keep a clean and unintrusive look with code lightweight and compliance with freedesktop specifications.</text:p>
      <text:p text:style-name="P2"/>
      <text:p text:style-name="P2"/>
      <text:p text:style-name="P2"/>
      <text:h text:style-name="Heading_20_1" text:outline-level="1">Run</text:h>
      <text:p text:style-name="P2">Running the command <text:span text:style-name="T3">tint2</text:span><text:span text:style-name="T4"> will </text:span>create the config file in $HOME/.config/tint2/tint2rc</text:p>
      <text:p text:style-name="P2"/>
      <text:p text:style-name="P2">You can customize tint2rc or specify another file on the command line with <text:span text:style-name="T3">-c</text:span> option.</text:p>
      <text:p text:style-name="P3">tint2 <text:s/>-c <text:s/>$HOME/tint2.conf &amp;</text:p>
      <text:p text:style-name="P2"/>
      <text:p text:style-name="P2">With Openbox3, add '<text:span text:style-name="T2">tint2 &amp;</text:span>' in Openbox config file $HOME/.config/openbox/autostart.sh</text:p>
      <text:p text:style-name="P2"/>
      <text:p text:style-name="P2"/>
      <text:p text:style-name="P2"/>
      <text:h text:style-name="Heading_20_1" text:outline-level="1">Copyright</text:h>
      <text:p text:style-name="P2"/>
      <text:p text:style-name="P2"><text:span text:style-name="T2">tint2</text:span> code and documentation are distributed under the License GPL Version 2.<text:line-break/>See COPYING file for more information.</text:p>
      <text:p text:style-name="P2"/>
      <text:p text:style-name="P2"/>
      <text:h text:style-name="P18" text:outline-level="1">Configure</text:h>
      <text:h text:style-name="Heading_20_2" text:outline-level="2">Panel</text:h>
      <text:list text:style-name="L1">
        <text:list-item>
          <text:p text:style-name="P22">panel_monitor = monitor where tint draw the panel<text:line-break/>the first monitor is 1, use 'all' to get one panel per monitor.</text:p>
        </text:list-item>
        <text:list-item>
          <text:p text:style-name="P22">panel_position = vertical_position horizontal_position<text:line-break/>value for vertical_position : bottom, top<text:line-break/>value for horizontal_position : <text:s/>left, right, center</text:p>
        </text:list-item>
        <text:list-item>
          <text:p text:style-name="P22">panel_size = width height<text:line-break/>width = 0 to get full monitor width</text:p>
        </text:list-item>
        <text:list-item>
          <text:p text:style-name="P22">panel_margin = horizontal_margin vertical_margin <text:line-break/>horizontal_margin = 0 to get full monitor width</text:p>
        </text:list-item>
      </text:list>
      <text:list text:style-name="L1">
        <text:list-item text:start-value="1">
          <text:p text:style-name="P22">panel_padding = horizontal_left_right_padding vertical_ padding horizontal_spacing</text:p>
        </text:list-item>
      </text:list>
      <text:list text:style-name="L1">
        <text:list-item text:start-value="1">
          <text:p text:style-name="P22">font_shadow = boolean (0 or 1)</text:p>
        </text:list-item>
        <text:list-item>
          <text:p text:style-name="P22">panel_background_id = integer<text:line-break/></text:p>
        </text:list-item>
      </text:list>
      <text:p text:style-name="P16"><draw:g text:anchor-type="paragraph" draw:z-index="41" draw:style-name="gr7"><draw:rect draw:style-name="gr15" draw:text-style-name="P24" svg:width="9.182cm" svg:height="1.054cm" svg:x="5.939cm" svg:y="0.811cm"><text:p text:style-name="P25"><text:span text:style-name="T7">Panel</text:span></text:p></draw:rect><draw:line draw:style-name="gr10" draw:text-style-name="P25" svg:x1="4.64cm" svg:y1="1.495cm" svg:x2="5.936cm" svg:y2="1.495cm"><text:p/></draw:line><draw:line draw:style-name="gr10" draw:text-style-name="P25" svg:x1="6.44cm" svg:y1="1.868cm" svg:x2="6.44cm" svg:y2="2.402cm"><text:p/></draw:line><draw:frame draw:style-name="gr16" draw:text-style-name="P26" svg:width="0.53cm" svg:height="0.454cm" svg:x="5.119cm" svg:y="1.014cm"><draw:text-box><text:p><text:span text:style-name="T7">30</text:span></text:p></draw:text-box></draw:frame><draw:frame draw:style-name="gr17" draw:text-style-name="P26" svg:width="0.53cm" svg:height="0.414cm" svg:x="6.812cm" svg:y="1.988cm"><draw:text-box><text:p><text:span text:style-name="T7">10</text:span></text:p></draw:text-box></draw:frame><draw:line draw:style-name="gr10" draw:text-style-name="P25" svg:x1="5.939cm" svg:y1="0.581cm" svg:x2="15.12cm" svg:y2="0.581cm"><text:p/></draw:line><draw:line draw:style-name="gr10" draw:text-style-name="P25" svg:x1="15.383cm" svg:y1="0.822cm" svg:x2="15.383cm" svg:y2="1.898cm"><text:p/></draw:line><draw:frame draw:style-name="gr16" draw:text-style-name="P26" svg:width="0.821cm" svg:height="0.454cm" svg:x="10.093cm" svg:y="0.104cm"><draw:text-box><text:p><text:span text:style-name="T7">400</text:span></text:p></draw:text-box></draw:frame><draw:frame draw:style-name="gr17" draw:text-style-name="P26" svg:width="0.689cm" svg:height="0.414cm" svg:x="15.517cm" svg:y="1.168cm"><draw:text-box><text:p><text:span text:style-name="T7">40</text:span></text:p></draw:text-box></draw:frame><draw:frame draw:style-name="gr13" draw:text-style-name="P26" svg:width="4.181cm" svg:height="0.481cm" svg:x="2.632cm" svg:y="3.062cm"><draw:text-box><text:p><text:span text:style-name="T7">panel_margin = 30 10</text:span></text:p></draw:text-box></draw:frame><draw:line draw:style-name="gr14" draw:text-style-name="P25" svg:x1="5.304cm" svg:y1="1.614cm" svg:x2="5.648cm" svg:y2="3.062cm"><text:p/></draw:line><draw:line draw:style-name="gr14" draw:text-style-name="P25" svg:x1="6.812cm" svg:y1="2.399cm" svg:x2="6.389cm" svg:y2="3.062cm"><text:p/></draw:line><draw:frame draw:style-name="gr13" draw:text-style-name="P26" svg:width="4.181cm" svg:height="0.481cm" svg:x="12.025cm" svg:y="2.983cm"><draw:text-box><text:p><text:span text:style-name="T7">panel_size = 400 40</text:span></text:p></draw:text-box></draw:frame><draw:line draw:style-name="gr14" draw:text-style-name="P25" svg:x1="10.913cm" svg:y1="0.394cm" svg:x2="14.434cm" svg:y2="2.823cm"><text:p/></draw:line><draw:line draw:style-name="gr14" draw:text-style-name="P25" svg:x1="15.729cm" svg:y1="1.584cm" svg:x2="15.332cm" svg:y2="2.798cm"><text:p/></draw:line><draw:line draw:style-name="gr18" draw:text-style-name="P25" svg:x1="4.616cm" svg:y1="0.205cm" svg:x2="4.616cm" svg:y2="2.401cm"><text:p/></draw:line><draw:line draw:style-name="gr18" draw:text-style-name="P25" svg:x1="15.914cm" svg:y1="2.412cm" svg:x2="4.616cm" svg:y2="2.389cm"><text:p/></draw:line></draw:g></text:p>
      <text:p text:style-name="P1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/>
      <text:p text:style-name="P10">Use % to adjust the panel size to monitor size</text:p>
      <text:p text:style-name="P8"/>
      <text:p text:style-name="P8">panel_position = bottom center</text:p>
      <text:p text:style-name="P8">panel_size = 94% 30</text:p>
      <text:p text:style-name="P8">panel_margin = 0 0</text:p>
      <text:p text:style-name="P8"/>
      <text:p text:style-name="P8"><draw:frame draw:style-name="fr1" draw:name="Image18" text:anchor-type="paragraph" svg:width="17.381cm" svg:height="0.88cm" draw:z-index="44"><draw:image xlink:href="Pictures/1000000000000400000000348B230BED.jpg" xlink:type="simple" xlink:show="embed" xlink:actuate="onLoad"/></draw:frame></text:p>
      <text:p text:style-name="P8"/>
      <text:p text:style-name="P8"/>
      <text:p text:style-name="P8"/>
      <text:p text:style-name="P2"/>
      <text:p text:style-name="P10">Use panel_monitor = all to get one panel per monitor (unless it's included into another one)</text:p>
      <text:p text:style-name="P8"/>
      <text:p text:style-name="P8"><draw:rect text:anchor-type="paragraph" draw:z-index="46" draw:style-name="gr25" draw:text-style-name="P24" svg:width="0.953cm" svg:height="0.953cm" svg:x="4.987cm" svg:y="0.159cm"><text:p text:style-name="P25"><text:span text:style-name="T7">1</text:span></text:p></draw:rect><draw:rect text:anchor-type="paragraph" draw:z-index="48" draw:style-name="gr25" draw:text-style-name="P24" svg:width="0.953cm" svg:height="0.953cm" svg:x="8.664cm" svg:y="0.108cm"><text:p text:style-name="P25"><text:span text:style-name="T7">1</text:span></text:p></draw:rect><draw:rect text:anchor-type="paragraph" draw:z-index="49" draw:style-name="gr25" draw:text-style-name="P24" svg:width="1.35cm" svg:height="1.35cm" svg:x="8.664cm" svg:y="0.108cm"><text:p text:style-name="P25"><text:span text:style-name="T7">2</text:span></text:p></draw:rect><draw:rect text:anchor-type="paragraph" draw:z-index="51" draw:style-name="gr25" draw:text-style-name="P24" svg:width="1.35cm" svg:height="1.35cm" svg:x="13.427cm" svg:y="0.108cm"><text:p text:style-name="P25"><text:span text:style-name="T7">2</text:span></text:p></draw:rect><draw:rect text:anchor-type="paragraph" draw:z-index="52" draw:style-name="gr25" draw:text-style-name="P24" svg:width="0.953cm" svg:height="0.953cm" svg:x="12.474cm" svg:y="0.108cm"><text:p text:style-name="P25"><text:span text:style-name="T7">1</text:span></text:p></draw:rect></text:p>
      <text:p text:style-name="P8">panel_monitor = all</text:p>
      <text:p text:style-name="P8"/>
      <text:p text:style-name="P2"><draw:frame text:anchor-type="paragraph" draw:z-index="47" draw:style-name="gr26" draw:text-style-name="P29" svg:width="3.414cm" svg:height="0.414cm" svg:x="3.664cm" svg:y="0.139cm"><draw:text-box><text:p><text:span text:style-name="T9">Panel on monitor 1</text:span></text:p></draw:text-box></draw:frame></text:p>
      <text:p text:style-name="P2"><draw:frame text:anchor-type="paragraph" draw:z-index="50" draw:style-name="gr26" draw:text-style-name="P29" svg:width="3.387cm" svg:height="0.414cm" svg:x="7.659cm" svg:y="0.099cm"><draw:text-box><text:p><text:span text:style-name="T9">Panel on monitor 2</text:span></text:p></draw:text-box></draw:frame><draw:frame text:anchor-type="paragraph" draw:z-index="53" draw:style-name="gr26" draw:text-style-name="P29" svg:width="3.731cm" svg:height="0.825cm" svg:x="12.183cm" svg:y="0.191cm"><draw:text-box><text:p><text:span text:style-name="T9">Panel on monitor 1</text:span></text:p><text:p><text:span text:style-name="T9">and on monitor 2</text:span></text:p></draw:text-box></draw:frame></text:p>
      <text:p text:style-name="P2"/>
      <text:p text:style-name="P2"/>
      <text:p text:style-name="P2"/>
      <text:p text:style-name="P2"/>
      <text:p text:style-name="P2"><draw:g text:anchor-type="paragraph" draw:z-index="45" draw:style-name="gr7"><draw:rect draw:style-name="gr19" draw:text-style-name="P24" svg:width="16.477cm" svg:height="1.717cm" svg:x="0.711cm" svg:y="0.31cm"><text:p/></draw:rect><draw:line draw:style-name="gr10" draw:text-style-name="P25" svg:x1="2.374cm" svg:y1="1.571cm" svg:x2="2.374cm" svg:y2="1.982cm"><text:p/></draw:line><draw:frame draw:style-name="gr13" draw:text-style-name="P26" svg:width="0.662cm" svg:height="0.481cm" svg:x="0.891cm" svg:y="0.605cm"><draw:text-box><text:p><text:span text:style-name="T7">10</text:span></text:p></draw:text-box></draw:frame><draw:frame draw:style-name="gr20" draw:text-style-name="P26" svg:width="0.742cm" svg:height="0.414cm" svg:x="2.584cm" svg:y="1.52cm"><draw:text-box><text:p><text:span text:style-name="T7">5</text:span></text:p></draw:text-box></draw:frame><draw:line draw:style-name="gr10" draw:text-style-name="P25" svg:x1="0.6cm" svg:y1="2.46cm" svg:x2="17.216cm" svg:y2="2.46cm"><text:p/></draw:line><draw:line draw:style-name="gr10" draw:text-style-name="P25" svg:x1="17.533cm" svg:y1="0.284cm" svg:x2="17.533cm" svg:y2="2.134cm"><text:p/></draw:line><draw:frame draw:style-name="gr21" draw:text-style-name="P26" svg:width="0.821cm" svg:height="0.449cm" svg:x="8.643cm" svg:y="2.589cm"><draw:text-box><text:p><text:span text:style-name="T7">400</text:span></text:p></draw:text-box></draw:frame><draw:frame draw:style-name="gr22" draw:text-style-name="P26" svg:width="0.689cm" svg:height="0.414cm" svg:x="17.665cm" svg:y="0.811cm"><draw:text-box><text:p><text:span text:style-name="T7">40</text:span></text:p></draw:text-box></draw:frame><draw:line draw:style-name="gr10" draw:text-style-name="P25" svg:x1="0.711cm" svg:y1="1.086cm" svg:x2="1.584cm" svg:y2="1.086cm"><text:p/></draw:line><draw:frame draw:style-name="gr13" draw:text-style-name="P26" svg:width="0.53cm" svg:height="0.481cm" svg:x="16.448cm" svg:y="0.758cm"><draw:text-box><text:p><text:span text:style-name="T7">10</text:span></text:p></draw:text-box></draw:frame><draw:frame draw:style-name="gr20" draw:text-style-name="P26" svg:width="0.53cm" svg:height="0.414cm" svg:x="2.611cm" svg:y="0.31cm"><draw:text-box><text:p><text:span text:style-name="T7">5</text:span></text:p></draw:text-box></draw:frame><draw:line draw:style-name="gr10" draw:text-style-name="P25" svg:x1="2.374cm" svg:y1="0.31cm" svg:x2="2.374cm" svg:y2="0.721cm"><text:p/></draw:line><draw:line draw:style-name="gr10" draw:text-style-name="P25" svg:x1="16.315cm" svg:y1="1.238cm" svg:x2="17.188cm" svg:y2="1.238cm"><text:p/></draw:line><draw:rect draw:style-name="gr23" draw:text-style-name="P24" svg:width="6.349cm" svg:height="0.84cm" svg:x="1.554cm" svg:y="0.707cm"><text:p text:style-name="P25"><text:span text:style-name="T7">taskbar 1</text:span></text:p></draw:rect><draw:rect draw:style-name="gr23" draw:text-style-name="P24" svg:width="1.641cm" svg:height="0.883cm" svg:x="14.676cm" svg:y="0.721cm"><text:p text:style-name="P25"><text:span text:style-name="T7">Clock</text:span></text:p></draw:rect><draw:line draw:style-name="gr10" draw:text-style-name="P25" svg:x1="13.83cm" svg:y1="1.223cm" svg:x2="14.703cm" svg:y2="1.223cm"><text:p/></draw:line><draw:frame draw:style-name="gr13" draw:text-style-name="P26" svg:width="0.53cm" svg:height="0.481cm" svg:x="14.093cm" svg:y="0.743cm"><draw:text-box><text:p><text:span text:style-name="T7">6</text:span></text:p></draw:text-box></draw:frame><draw:frame draw:style-name="gr24" draw:text-style-name="P28" svg:width="5.901cm" svg:height="0.514cm" svg:x="0.388cm" svg:y="3.048cm"><draw:text-box><text:p text:style-name="P27"><text:span text:style-name="T8">panel_padding = 10 5 6</text:span></text:p></draw:text-box></draw:frame><draw:line draw:style-name="gr14" draw:text-style-name="P25" svg:x1="1.314cm" svg:y1="1.086cm" svg:x2="4.119cm" svg:y2="2.928cm"><text:p/></draw:line><draw:line draw:style-name="gr14" draw:text-style-name="P25" svg:x1="4.727cm" svg:y1="2.93cm" svg:x2="2.743cm" svg:y2="0.723cm"><text:p/></draw:line><draw:frame draw:style-name="gr13" draw:text-style-name="P26" svg:width="0.583cm" svg:height="0.481cm" svg:x="8.299cm" svg:y="0.79cm"><draw:text-box><text:p><text:span text:style-name="T7">6</text:span></text:p></draw:text-box></draw:frame><draw:rect draw:style-name="gr23" draw:text-style-name="P24" svg:width="5.054cm" svg:height="0.779cm" svg:x="8.775cm" svg:y="0.76cm"><text:p text:style-name="P25"><text:span text:style-name="T7">taskbar 2</text:span></text:p></draw:rect><draw:frame draw:style-name="gr13" draw:text-style-name="P26" svg:width="1.985cm" svg:height="0.481cm" svg:x="8.063cm" svg:y="0.31cm"><draw:text-box><text:p><text:span text:style-name="T7">panel</text:span></text:p></draw:text-box></draw:frame><draw:line draw:style-name="gr10" draw:text-style-name="P25" svg:x1="11.185cm" svg:y1="0.374cm" svg:x2="11.185cm" svg:y2="0.785cm"><text:p/></draw:line><draw:line draw:style-name="gr10" draw:text-style-name="P25" svg:x1="11.185cm" svg:y1="1.541cm" svg:x2="11.185cm" svg:y2="1.952cm"><text:p/></draw:line><draw:line draw:style-name="gr10" draw:text-style-name="P25" svg:x1="15.471cm" svg:y1="1.603cm" svg:x2="15.471cm" svg:y2="2.014cm"><text:p/></draw:line><draw:line draw:style-name="gr14" draw:text-style-name="P25" svg:x1="5.177cm" svg:y1="2.926cm" svg:x2="8.431cm" svg:y2="1.27cm"><text:p/></draw:line><draw:line draw:style-name="gr10" draw:text-style-name="P25" svg:x1="15.496cm" svg:y1="0.311cm" svg:x2="15.496cm" svg:y2="0.722cm"><text:p/></draw:line><draw:line draw:style-name="gr10" draw:text-style-name="P25" svg:x1="7.902cm" svg:y1="1.157cm" svg:x2="8.775cm" svg:y2="1.157cm"><text:p/></draw:line></draw:g></text:p>
      <text:p text:style-name="P2"/>
      <text:p text:style-name="P2"/>
      <text:p text:style-name="P2"/>
      <text:p text:style-name="P7"/>
      <text:p text:style-name="P7"/>
      <text:p text:style-name="P2"/>
      <text:h text:style-name="P17" text:outline-level="2">Taskbar, multi-desktop, multi-monitor</text:h>
      <text:list text:style-name="L1">
        <text:list-item text:start-value="1">
          <text:p text:style-name="P22">taskbar_mode = single_desktop, multi_desktop or single_monitor<text:span text:style-name="T4"><text:line-break/>taskbar_mode = single_desktop : tint show one taskbar with task of current desktop<text:line-break/>taskbar_mode = multi_desktop : tint show one taskbar per virtual desktop<text:line-break/> y</text:span><text:span text:style-name="T5">ou can drag-and-drop task between desktop<text:line-break/> and clic on an empty taskbar to switch desktop</text:span><text:span text:style-name="T4"><text:line-break/>taskbar_mode = single_monitor : tint show one taskbar with task of current monitor</text:span></text:p>
        </text:list-item>
        <text:list-item>
          <text:p text:style-name="P22"><text:span text:style-name="T4">taskbar</text:span>_padding = horizontal_left_right_padding vertical_ padding horizontal_spacing</text:p>
        </text:list-item>
        <text:list-item>
          <text:p text:style-name="P23">taskbar_background_id = integer</text:p>
        </text:list-item>
      </text:list>
      <text:p text:style-name="P2"><draw:rect text:anchor-type="paragraph" draw:z-index="1" draw:style-name="gr1" draw:text-style-name="P24" svg:width="16.477cm" svg:height="2.059cm" svg:x="0.441cm" svg:y="0.884cm"><text:p/></draw:rect><draw:line text:anchor-type="paragraph" draw:z-index="2" draw:style-name="gr2" draw:text-style-name="P25" svg:x1="2.104cm" svg:y1="2.485cm" svg:x2="2.104cm" svg:y2="2.896cm"><text:p/></draw:line><draw:frame text:anchor-type="paragraph" draw:z-index="3" draw:style-name="gr3" draw:text-style-name="P26" svg:width="0.662cm" svg:height="0.481cm" svg:x="0.621cm" svg:y="1.52cm"><draw:text-box><text:p><text:span text:style-name="T7">4</text:span></text:p></draw:text-box></draw:frame><draw:frame text:anchor-type="paragraph" draw:z-index="4" draw:style-name="gr4" draw:text-style-name="P26" svg:width="0.742cm" svg:height="0.414cm" svg:x="2.314cm" svg:y="2.436cm"><draw:text-box><text:p><text:span text:style-name="T7">2</text:span></text:p></draw:text-box></draw:frame><draw:line text:anchor-type="paragraph" draw:z-index="5" draw:style-name="gr2" draw:text-style-name="P25" svg:x1="0.441cm" svg:y1="2cm" svg:x2="1.314cm" svg:y2="2cm"><text:p/></draw:line><draw:frame text:anchor-type="paragraph" draw:z-index="6" draw:style-name="gr3" draw:text-style-name="P26" svg:width="0.53cm" svg:height="0.481cm" svg:x="16.178cm" svg:y="1.515cm"><draw:text-box><text:p><text:span text:style-name="T7">4</text:span></text:p></draw:text-box></draw:frame><draw:frame text:anchor-type="paragraph" draw:z-index="7" draw:style-name="gr4" draw:text-style-name="P26" svg:width="0.53cm" svg:height="0.414cm" svg:x="2.341cm" svg:y="0.944cm"><draw:text-box><text:p><text:span text:style-name="T7">2</text:span></text:p></draw:text-box></draw:frame><draw:line text:anchor-type="paragraph" draw:z-index="8" draw:style-name="gr2" draw:text-style-name="P25" svg:x1="2.104cm" svg:y1="0.887cm" svg:x2="2.104cm" svg:y2="1.298cm"><text:p/></draw:line><draw:line text:anchor-type="paragraph" draw:z-index="9" draw:style-name="gr2" draw:text-style-name="P25" svg:x1="16.045cm" svg:y1="1.995cm" svg:x2="16.918cm" svg:y2="1.995cm"><text:p/></draw:line><draw:rect text:anchor-type="paragraph" draw:z-index="10" draw:style-name="gr5" draw:text-style-name="P24" svg:width="3.915cm" svg:height="1.165cm" svg:x="1.284cm" svg:y="1.298cm"><text:p text:style-name="P25"><text:span text:style-name="T7">Task 1</text:span></text:p></draw:rect><draw:frame text:anchor-type="paragraph" draw:z-index="13" draw:style-name="gr3" draw:text-style-name="P26" svg:width="5.769cm" svg:height="0.481cm" svg:x="0.118cm" svg:y="3.963cm"><draw:text-box><text:p text:style-name="P27"><text:span text:style-name="T8">taskbar_padding = 4 2 2</text:span></text:p></draw:text-box></draw:frame><draw:frame text:anchor-type="paragraph" draw:z-index="16" draw:style-name="gr3" draw:text-style-name="P26" svg:width="0.583cm" svg:height="0.481cm" svg:x="5.33cm" svg:y="1.453cm"><draw:text-box><text:p><text:span text:style-name="T7">2</text:span></text:p></draw:text-box></draw:frame><draw:frame text:anchor-type="paragraph" draw:z-index="18" draw:style-name="gr3" draw:text-style-name="P26" svg:width="3.387cm" svg:height="0.481cm" svg:x="7.553cm" svg:y="0.272cm"><draw:text-box><text:p><text:span text:style-name="T7">taskbar</text:span></text:p></draw:text-box></draw:frame><draw:line text:anchor-type="paragraph" draw:z-index="19" draw:style-name="gr2" draw:text-style-name="P25" svg:x1="7.915cm" svg:y1="0.884cm" svg:x2="7.915cm" svg:y2="1.295cm"><text:p/></draw:line><draw:line text:anchor-type="paragraph" draw:z-index="20" draw:style-name="gr2" draw:text-style-name="P25" svg:x1="15.175cm" svg:y1="0.884cm" svg:x2="15.175cm" svg:y2="1.295cm"><text:p/></draw:line><draw:line text:anchor-type="paragraph" draw:z-index="21" draw:style-name="gr2" draw:text-style-name="P25" svg:x1="7.915cm" svg:y1="2.454cm" svg:x2="7.915cm" svg:y2="2.865cm"><text:p/></draw:line><draw:line text:anchor-type="paragraph" draw:z-index="22" draw:style-name="gr2" draw:text-style-name="P25" svg:x1="15.201cm" svg:y1="2.519cm" svg:x2="15.201cm" svg:y2="2.93cm"><text:p/></draw:line><draw:frame text:anchor-type="paragraph" draw:z-index="24" draw:style-name="gr3" draw:text-style-name="P26" svg:width="2.197cm" svg:height="0.481cm" svg:x="11.072cm" svg:y="1.593cm"><draw:text-box><text:p><text:span text:style-name="T7">...</text:span></text:p></draw:text-box></draw:frame></text:p>
      <text:p text:style-name="P2"/>
      <text:p text:style-name="P2"><draw:rect text:anchor-type="paragraph" draw:z-index="23" draw:style-name="gr5" draw:text-style-name="P24" svg:width="3.915cm" svg:height="1.165cm" svg:x="5.782cm" svg:y="0.385cm"><text:p text:style-name="P25"><text:span text:style-name="T7">Task 2</text:span></text:p></draw:rect></text:p>
      <text:p text:style-name="P2"><draw:frame text:anchor-type="paragraph" draw:z-index="12" draw:style-name="gr3" draw:text-style-name="P26" svg:width="0.53cm" svg:height="0.481cm" svg:x="9.723cm" svg:y="0.088cm"><draw:text-box><text:p><text:span text:style-name="T7">2</text:span></text:p></draw:text-box></draw:frame><draw:line text:anchor-type="paragraph" draw:z-index="15" draw:style-name="gr6" draw:text-style-name="P25" svg:x1="4.669cm" svg:y1="2.656cm" svg:x2="2.635cm" svg:y2="0.049cm"><text:p/></draw:line></text:p>
      <text:p text:style-name="P2"><draw:line text:anchor-type="paragraph" draw:z-index="17" draw:style-name="gr2" draw:text-style-name="P25" svg:x1="5.2cm" svg:y1="0.189cm" svg:x2="5.78cm" svg:y2="0.189cm"><text:p/></draw:line><draw:line text:anchor-type="paragraph" draw:z-index="11" draw:style-name="gr2" draw:text-style-name="P25" svg:x1="9.696cm" svg:y1="0.132cm" svg:x2="10.252cm" svg:y2="0.132cm"><text:p/></draw:line><draw:line text:anchor-type="paragraph" draw:z-index="26" draw:style-name="gr6" draw:text-style-name="P25" svg:x1="5.039cm" svg:y1="2.221cm" svg:x2="5.462cm" svg:y2="0.312cm"><text:p/></draw:line><draw:line text:anchor-type="paragraph" draw:z-index="14" draw:style-name="gr6" draw:text-style-name="P25" svg:x1="1.044cm" svg:y1="0.258cm" svg:x2="4.219cm" svg:y2="2.221cm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With 3 desktops and 2 monitors</text:p>
      <text:p text:style-name="P9"/>
      <text:p text:style-name="P11">panel_monitor = all</text:p>
      <text:p text:style-name="P11"><draw:frame draw:style-name="fr2" draw:name="Image2" text:anchor-type="paragraph" svg:x="2.464cm" svg:y="0.503cm" svg:width="15.344cm" svg:height="1.268cm" draw:z-index="27"><draw:image xlink:href="Pictures/10000000000002CA0000003B25E51E25.jpg" xlink:type="simple" xlink:show="embed" xlink:actuate="onLoad"/></draw:frame>taskbar_mode = multi_desktop<text:line-break/><text:line-break/></text:p>
      <text:p text:style-name="P11"><text:s text:c="3"/>Monitor 1</text:p>
      <text:p text:style-name="P11"/>
      <text:p text:style-name="P11"><draw:frame draw:style-name="fr2" draw:name="Image5" text:anchor-type="paragraph" svg:x="2.477cm" svg:y="0.293cm" svg:width="15.318cm" svg:height="0.984cm" draw:z-index="28"><draw:image xlink:href="Pictures/10000000000002CC0000002EA568EF20.jpg" xlink:type="simple" xlink:show="embed" xlink:actuate="onLoad"/></draw:frame></text:p>
      <text:p text:style-name="P11"/>
      <text:p text:style-name="P11"><text:s text:c="3"/>Monitor 2</text:p>
      <text:p text:style-name="P5"/>
      <text:p text:style-name="P5"/>
      <text:p text:style-name="P11">panel_monitor = all</text:p>
      <text:p text:style-name="P11"><draw:frame draw:style-name="fr2" draw:name="Image6" text:anchor-type="paragraph" svg:x="2.438cm" svg:y="0.646cm" svg:width="15.344cm" svg:height="1.247cm" draw:z-index="29"><draw:image xlink:href="Pictures/10000000000002CA0000003A26E6A8D3.jpg" xlink:type="simple" xlink:show="embed" xlink:actuate="onLoad"/></draw:frame>taskbar_mode = single_desktop<text:line-break/></text:p>
      <text:p text:style-name="P11"/>
      <text:p text:style-name="P11"><text:s text:c="3"/>Monitor 1</text:p>
      <text:p text:style-name="P5"/>
      <text:p text:style-name="P5"><draw:frame draw:style-name="fr2" draw:name="Image8" text:anchor-type="paragraph" svg:x="2.438cm" svg:y="0.28cm" svg:width="15.409cm" svg:height="1.18cm" draw:z-index="30"><draw:image xlink:href="Pictures/10000000000002CE0000003785C53B39.jpg" xlink:type="simple" xlink:show="embed" xlink:actuate="onLoad"/></draw:frame></text:p>
      <text:p text:style-name="P5"/>
      <text:p text:style-name="P11"><text:s text:c="3"/>Monitor 2</text:p>
      <text:p text:style-name="P5"/>
      <text:p text:style-name="P5"/>
      <text:p text:style-name="P5"/>
      <text:p text:style-name="P11">panel_monitor = all</text:p>
      <text:p text:style-name="P11"><draw:frame draw:style-name="fr2" draw:name="Image9" text:anchor-type="paragraph" svg:x="2.438cm" svg:y="0.469cm" svg:width="15.344cm" svg:height="1.332cm" draw:z-index="31"><draw:image xlink:href="Pictures/10000000000002C90000003E78827FB3.jpg" xlink:type="simple" xlink:show="embed" xlink:actuate="onLoad"/></draw:frame>taskbar_mode = single_monitor<text:line-break/></text:p>
      <text:p text:style-name="P5"/>
      <text:p text:style-name="P11"><text:s text:c="3"/>Monitor 1</text:p>
      <text:p text:style-name="P5"/>
      <text:p text:style-name="P5"><draw:frame draw:style-name="fr2" draw:name="Image10" text:anchor-type="paragraph" svg:x="2.411cm" svg:y="0.263cm" svg:width="15.462cm" svg:height="1.058cm" draw:z-index="32"><draw:image xlink:href="Pictures/10000000000002CD000000314413E67C.jpg" xlink:type="simple" xlink:show="embed" xlink:actuate="onLoad"/></draw:frame></text:p>
      <text:p text:style-name="P5"/>
      <text:p text:style-name="P11"><text:s text:c="3"/>Monitor 2</text:p>
      <text:p text:style-name="P11"/>
      <text:h text:style-name="P17" text:outline-level="2">Task </text:h>
      <text:list text:style-name="L1">
        <text:list-item text:start-value="1">
          <text:p text:style-name="P22">task_icon = <text:span text:style-name="T4">boolean (0 or 1)</text:span></text:p>
        </text:list-item>
      </text:list>
      <text:list text:style-name="L1">
        <text:list-item text:start-value="1">
          <text:p text:style-name="P22">task_text = <text:span text:style-name="T4">boolean (0 or 1)</text:span></text:p>
        </text:list-item>
      </text:list>
      <text:list text:style-name="L1">
        <text:list-item text:start-value="1">
          <text:p text:style-name="P22">task_centered = <text:span text:style-name="T4">boolean (0 or 1)</text:span></text:p>
        </text:list-item>
      </text:list>
      <text:list text:style-name="L1">
        <text:list-item text:start-value="1">
          <text:p text:style-name="P22"><draw:g text:anchor-type="paragraph" draw:z-index="25" draw:style-name="gr7"><draw:frame draw:style-name="gr8" draw:text-style-name="P26" svg:width="1.773cm" svg:height="0.424cm" svg:x="14.591cm" svg:y="0.263cm"><draw:text-box><text:p><text:span text:style-name="T7">Task</text:span></text:p></draw:text-box></draw:frame><draw:rect draw:style-name="gr9" draw:text-style-name="P24" svg:width="5.028cm" svg:height="1.325cm" svg:x="12.951cm" svg:y="0.845cm"><text:p/></draw:rect><draw:line draw:style-name="gr10" draw:text-style-name="P25" svg:x1="12.954cm" svg:y1="1.672cm" svg:x2="13.563cm" svg:y2="1.672cm"><text:p/></draw:line><draw:line draw:style-name="gr10" draw:text-style-name="P25" svg:x1="17.369cm" svg:y1="1.659cm" svg:x2="17.978cm" svg:y2="1.659cm"><text:p/></draw:line><draw:frame draw:style-name="gr11" draw:text-style-name="P24" svg:width="0.53cm" svg:height="0.629cm" svg:x="12.951cm" svg:y="1.006cm"><draw:text-box><text:p text:style-name="P25"><text:span text:style-name="T7">2</text:span></text:p></draw:text-box></draw:frame><draw:frame draw:style-name="gr11" draw:text-style-name="P24" svg:width="0.53cm" svg:height="0.629cm" svg:x="17.449cm" svg:y="1.032cm"><draw:text-box><text:p text:style-name="P25"><text:span text:style-name="T7">2</text:span></text:p></draw:text-box></draw:frame><draw:frame draw:style-name="gr12" draw:text-style-name="P26" svg:width="2.329cm" svg:height="0.433cm" svg:x="14.221cm" svg:y="1.36cm"><draw:text-box><text:p><text:span text:style-name="T7">icon &amp; name</text:span></text:p></draw:text-box></draw:frame><draw:frame draw:style-name="gr13" draw:text-style-name="P26" svg:width="3.811cm" svg:height="0.481cm" svg:x="12.792cm" svg:y="2.567cm"><draw:text-box><text:p><text:span text:style-name="T7">task_padding = 2 1</text:span></text:p></draw:text-box></draw:frame><draw:line draw:style-name="gr14" draw:text-style-name="P25" svg:x1="13.162cm" svg:y1="1.672cm" svg:x2="15.57cm" svg:y2="2.568cm"><text:p/></draw:line><draw:line draw:style-name="gr10" draw:text-style-name="P25" svg:x1="14.566cm" svg:y1="1.792cm" svg:x2="14.566cm" svg:y2="2.203cm"><text:p/></draw:line><draw:line draw:style-name="gr14" draw:text-style-name="P25" svg:x1="15.173cm" svg:y1="1.995cm" svg:x2="15.967cm" svg:y2="2.567cm"><text:p/></draw:line><draw:frame draw:style-name="gr11" draw:text-style-name="P24" svg:width="0.53cm" svg:height="0.629cm" svg:x="14.776cm" svg:y="1.542cm"><draw:text-box><text:p text:style-name="P25"><text:span text:style-name="T7">1</text:span></text:p></draw:text-box></draw:frame><draw:line draw:style-name="gr10" draw:text-style-name="P25" svg:x1="14.531cm" svg:y1="0.845cm" svg:x2="14.531cm" svg:y2="1.256cm"><text:p/></draw:line></draw:g>task_width = width <text:line-break/>task_width = 0 to get full taskbar width</text:p>
        </text:list-item>
        <text:list-item>
          <text:p text:style-name="P22">task_padding = horizontal_ padding vertical_ padding</text:p>
        </text:list-item>
        <text:list-item>
          <text:p text:style-name="P22">task_font = [FAMILY-LIST] [STYLE-OPTIONS] [SIZE]</text:p>
        </text:list-item>
        <text:list-item>
          <text:p text:style-name="P22">task_font_color = color opacity</text:p>
        </text:list-item>
        <text:list-item>
          <text:p text:style-name="P22">task_active_font_color = color opacity</text:p>
        </text:list-item>
        <text:list-item>
          <text:p text:style-name="P23">task_background_id = integer</text:p>
        </text:list-item>
        <text:list-item>
          <text:p text:style-name="P23">task_active_background_id = integer</text:p>
        </text:list-item>
      </text:list>
      <text:p text:style-name="P14"/>
      <text:p text:style-name="P2"/>
      <text:p text:style-name="P10">The size of icon depend on task vertical_ padding</text:p>
      <text:p text:style-name="P9"><draw:frame draw:style-name="fr2" draw:name="Image16" text:anchor-type="paragraph" svg:x="5.454cm" svg:y="0.238cm" svg:width="12.554cm" svg:height="1.092cm" draw:z-index="40"><draw:image xlink:href="Pictures/10000000000001F50000002C24D01705.jpg" xlink:type="simple" xlink:show="embed" xlink:actuate="onLoad"/></draw:frame></text:p>
      <text:p text:style-name="P5">task_padding = 4 0</text:p>
      <text:p text:style-name="P5">task_font = sans bold 8</text:p>
      <text:p text:style-name="P5"><draw:frame draw:style-name="fr2" draw:name="Image15" text:anchor-type="paragraph" svg:x="5.427cm" svg:y="0.298cm" svg:width="12.554cm" svg:height="1.042cm" draw:z-index="39"><draw:image xlink:href="Pictures/10000000000001F50000002A6A917183.jpg" xlink:type="simple" xlink:show="embed" xlink:actuate="onLoad"/></draw:frame></text:p>
      <text:p text:style-name="P5">task_padding = 4 2</text:p>
      <text:p text:style-name="P5">task_font = sans bold 8</text:p>
      <text:p text:style-name="P9"/>
      <text:p text:style-name="P9"/>
      <text:p text:style-name="P9"/>
      <text:p text:style-name="P10">Draw task with or without icon</text:p>
      <text:p text:style-name="P9"/>
      <text:p text:style-name="P5"><draw:frame draw:style-name="fr2" draw:name="Image11" text:anchor-type="paragraph" svg:x="4.06cm" svg:y="0.083cm" svg:width="13.945cm" svg:height="1.229cm" draw:z-index="33"><draw:image xlink:href="Pictures/100000000000025E00000036B3BAAE35.jpg" xlink:type="simple" xlink:show="embed" xlink:actuate="onLoad"/></draw:frame>task_icon = 1</text:p>
      <text:p text:style-name="P5">task_text = 1</text:p>
      <text:p text:style-name="P5">task_width = 160</text:p>
      <text:p text:style-name="P5">task_centered = 1</text:p>
      <text:p text:style-name="P5"/>
      <text:p text:style-name="P5"><draw:frame draw:style-name="fr2" draw:name="Image3" text:anchor-type="paragraph" svg:x="4.034cm" svg:y="0.106cm" svg:width="13.945cm" svg:height="1.215cm" draw:z-index="34"><draw:image xlink:href="Pictures/100000000000025A000000354CB2F8D3.jpg" xlink:type="simple" xlink:show="embed" xlink:actuate="onLoad"/></draw:frame>task_icon = 0</text:p>
      <text:p text:style-name="P5">task_text = 1</text:p>
      <text:p text:style-name="P5">task_width = 160</text:p>
      <text:p text:style-name="P5">task_centered = 1</text:p>
      <text:p text:style-name="P5"/>
      <text:p text:style-name="P5"><draw:frame draw:style-name="fr2" draw:name="Image12" text:anchor-type="paragraph" svg:x="3.981cm" svg:y="0.081cm" svg:width="13.998cm" svg:height="1.087cm" draw:z-index="35"><draw:image xlink:href="Pictures/10000000000002580000002FAB9C70A6.jpg" xlink:type="simple" xlink:show="embed" xlink:actuate="onLoad"/></draw:frame>task_icon = 1</text:p>
      <text:p text:style-name="P5">task_text = 0</text:p>
      <text:p text:style-name="P5">task_width = 40</text:p>
      <text:p text:style-name="P5">task_centered = 1</text:p>
      <text:p text:style-name="P9"/>
      <text:p text:style-name="P9"/>
      <text:p text:style-name="P9"/>
      <text:p text:style-name="P10">Icon's opacity follow text's opacity (task_font_color or task_active_font_color)</text:p>
      <text:p text:style-name="P9"><draw:frame draw:style-name="fr2" draw:name="Image4" text:anchor-type="paragraph" svg:x="6.214cm" svg:y="0.213cm" svg:width="8.458cm" svg:height="1.127cm" draw:z-index="36"><draw:image xlink:href="Pictures/10000000000001470000002CEF9295B3.jpg" xlink:type="simple" xlink:show="embed" xlink:actuate="onLoad"/></draw:frame></text:p>
      <text:p text:style-name="P5">task_font_color = #ffffff 100</text:p>
      <text:p text:style-name="P3"/>
      <text:p text:style-name="P3"><draw:frame draw:style-name="fr2" draw:name="Image13" text:anchor-type="paragraph" svg:x="6.214cm" svg:y="0.273cm" svg:width="8.458cm" svg:height="1.078cm" draw:z-index="37"><draw:image xlink:href="Pictures/10000000000001460000002A7AE6AD21.jpg" xlink:type="simple" xlink:show="embed" xlink:actuate="onLoad"/></draw:frame></text:p>
      <text:p text:style-name="P5">task_font_color = #ffffff 70</text:p>
      <text:p text:style-name="P3"/>
      <text:p text:style-name="P3"><draw:frame draw:style-name="fr2" draw:name="Image14" text:anchor-type="paragraph" svg:x="6.214cm" svg:y="0.309cm" svg:width="8.458cm" svg:height="1.076cm" draw:z-index="38"><draw:image xlink:href="Pictures/10000000000001470000002A3AAD6F2E.jpg" xlink:type="simple" xlink:show="embed" xlink:actuate="onLoad"/></draw:frame></text:p>
      <text:p text:style-name="P5">task_font_color = #ffffff 40</text:p>
      <text:p text:style-name="P5"/>
      <text:p text:style-name="P5"/>
      <text:h text:style-name="P17" text:outline-level="2">Clock</text:h>
      <text:list text:style-name="L1">
        <text:list-item text:start-value="1">
          <text:p text:style-name="P22">time1_format = %H:%M<text:line-break/>time1_format use 'strftime' syntax<text:line-break/>comment time1_format and time2_format to hide clock</text:p>
        </text:list-item>
        <text:list-item>
          <text:p text:style-name="P22">time1_font = [FAMILY-LIST] [STYLE-OPTIONS] [SIZE]</text:p>
        </text:list-item>
        <text:list-item>
          <text:p text:style-name="P22">time2_format = %A %d %B</text:p>
        </text:list-item>
        <text:list-item>
          <text:p text:style-name="P22">time2_font = [FAMILY-LIST] [STYLE-OPTIONS] [SIZE]</text:p>
        </text:list-item>
        <text:list-item>
          <text:p text:style-name="P22">clock_font_color = color opacity</text:p>
        </text:list-item>
        <text:list-item>
          <text:p text:style-name="P22">clock_padding = horizontal_ padding vertical_ padding</text:p>
        </text:list-item>
        <text:list-item>
          <text:p text:style-name="P22">clock_background_id = integer<text:line-break/></text:p>
        </text:list-item>
      </text:list>
      <text:p text:style-name="P7"/>
      <text:p text:style-name="P8"><draw:frame draw:style-name="fr2" draw:name="Image7" text:anchor-type="paragraph" svg:x="6.324cm" svg:y="0.055cm" svg:width="11.576cm" svg:height="1.363cm" draw:z-index="0"><draw:image xlink:href="Pictures/10000000000001C200000035D25C3F62.jpg" xlink:type="simple" xlink:show="embed" xlink:actuate="onLoad"/></draw:frame>time1_format = %d/%m %H:%M</text:p>
      <text:p text:style-name="P8">time1_font = sans bold 8</text:p>
      <text:p text:style-name="P8">#time2_format = %A %d %B</text:p>
      <text:p text:style-name="P8">time2_font = sans 6</text:p>
      <text:p text:style-name="P8">clock_font_color = #020d35 80</text:p>
      <text:p text:style-name="P8">clock_padding = 0 0</text:p>
      <text:p text:style-name="P8">clock_background_id = 0</text:p>
      <text:p text:style-name="P8"/>
      <text:p text:style-name="P8"/>
      <text:p text:style-name="P2"/>
      <text:h text:style-name="Heading_20_2" text:outline-level="2">Mouse action</text:h>
      <text:p text:style-name="P2">customize mouse action with : none, close, toggle, iconify, shade, toggle_iconify</text:p>
      <text:p text:style-name="P2"/>
      <text:p text:style-name="P5">mouse_middle = none</text:p>
      <text:p text:style-name="P5">mouse_right = close</text:p>
      <text:p text:style-name="P5">mouse_scroll_up = toggle</text:p>
      <text:p text:style-name="P5">mouse_scroll_down = iconify</text:p>
      <text:p text:style-name="P6"/>
      <text:p text:style-name="P6"/>
      <text:p text:style-name="P13"/>
      <text:h text:style-name="Heading_20_2" text:outline-level="2">Background and border</text:h>
      <text:p text:style-name="P19"><text:span text:style-name="T3">tint2rc</text:span> config file start with background option.</text:p>
      <text:list text:style-name="L1">
        <text:list-item text:start-value="1">
          <text:p text:style-name="P22">rounded = number_of_pixels</text:p>
        </text:list-item>
        <text:list-item>
          <text:p text:style-name="P22">background_color = color opacity<text:line-break/>opacity = 0 to get backgroung transparency</text:p>
        </text:list-item>
        <text:list-item>
          <text:p text:style-name="P22">border_width = width</text:p>
        </text:list-item>
        <text:list-item>
          <text:p text:style-name="P22">border_color = color opacity<text:line-break/>opacity = 0 to get border transparency</text:p>
        </text:list-item>
      </text:list>
      <text:p text:style-name="P2"/>
      <text:p text:style-name="P2">tint2 identify each background with a number (1, 2, ...).<text:line-break/>Number 0 is reserved for full transparency background.</text:p>
      <text:p text:style-name="P2"/>
      <text:p text:style-name="P2"/>
      <text:p text:style-name="P2"/>
      <text:p text:style-name="P10">Define background</text:p>
      <text:p text:style-name="P3"/>
      <text:p text:style-name="P5">rounded = 10</text:p>
      <text:p text:style-name="P5">border_width = 1</text:p>
      <text:p text:style-name="P5">background_color = #ffffff 40</text:p>
      <text:p text:style-name="P5">border_color = #ffffff 60</text:p>
      <text:p text:style-name="P5"/>
      <text:p text:style-name="P5">rounded = 1</text:p>
      <text:p text:style-name="P5">border_width = 0</text:p>
      <text:p text:style-name="P5">background_color = #ffffff 30</text:p>
      <text:p text:style-name="P5">border_color = #ffffff 15</text:p>
      <text:p text:style-name="P5"/>
      <text:p text:style-name="P2"/>
      <text:p text:style-name="P10">and use them on objects</text:p>
      <text:p text:style-name="P3"/>
      <text:p text:style-name="P5"><draw:frame draw:style-name="fr2" draw:name="Image17" text:anchor-type="paragraph" svg:x="5.763cm" svg:y="0.028cm" svg:width="12.746cm" svg:height="1.071cm" draw:z-index="43"><draw:image xlink:href="Pictures/10000000000002480000003157B1846F.jpg" xlink:type="simple" xlink:show="embed" xlink:actuate="onLoad"/></draw:frame>panel_background_id = 1</text:p>
      <text:p text:style-name="P5">taskbar_background_id = 0</text:p>
      <text:p text:style-name="P5">task_background_id = 0</text:p>
      <text:p text:style-name="P5">task_active_background_id = 2</text:p>
      <text:p text:style-name="P5">clock_background_id = 0</text:p>
      <text:p text:style-name="P5"/>
      <text:p text:style-name="P2"/>
      <text:p text:style-name="P5"><draw:frame draw:style-name="fr2" draw:name="Image1" text:anchor-type="paragraph" svg:x="5.763cm" svg:y="0.014cm" svg:width="12.746cm" svg:height="1.134cm" draw:z-index="42"><draw:image xlink:href="Pictures/1000000000000249000000347C1A1883.jpg" xlink:type="simple" xlink:show="embed" xlink:actuate="onLoad"/></draw:frame>panel_background_id = 0</text:p>
      <text:p text:style-name="P5">taskbar_background_id = 1</text:p>
      <text:p text:style-name="P5">task_background_id = 0</text:p>
      <text:p text:style-name="P5">task_active_background_id = 2</text:p>
      <text:p text:style-name="P5">clock_background_id = 1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Tahoma3" svg:font-family="Tahoma, Lucidasans, 'Lucida Sans', 'Arial Unicode MS'"/>
    <style:font-face style:name="Bitstream Vera Sans1" svg:font-family="'Bitstream Vera Sans'" style:font-pitch="variable"/>
    <style:font-face style:name="Mincho" svg:font-family="Mincho" style:font-pitch="variable"/>
    <style:font-face style:name="Tahoma1" svg:font-family="Tahoma, Lucidasans, 'Lucida Sans', 'Arial Unicode M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erif1" svg:font-family="'Bitstream Vera Serif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Tahoma2" svg:font-family="Tahoma, Lucidasans, 'Lucida Sans', 'Arial Unicode MS'" style:font-family-generic="swiss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Red_20_Crossed_20_0_20_Degrees" draw:display-name="Red Crossed 0 Degrees" draw:style="double" draw:color="#800000" draw:distance="0.043cm" draw:rotation="900"/>
    <draw:marker draw:name="Arrow" svg:viewBox="0 0 20 30" svg:d="m10 0-10 30h20z"/>
    <draw:marker draw:name="Extrémité_20_de_20_ligne_20_1" draw:display-name="Extrémité de ligne 1" svg:viewBox="0 0 1013 1130" svg:d="m1009 1050-449-1008-22-30-29-12-34 12-21 26-449 1012-5 13v8l5 21 12 21 17 13 21 4h903l21-4 21-13 9-21 4-21v-8z"/>
    <draw:marker draw:name="Extrémité_20_de_20_ligne_20_2" draw:display-name="Extrémité de ligne 2" svg:viewBox="0 0 1131 902" svg:d="m564 0-564 902h1131z"/>
    <draw:marker draw:name="Extrémité_20_de_20_ligne_20_3" draw:display-name="Extrémité de ligne 3" svg:viewBox="0 0 836 110" svg:d="m0 0h278 278 280v36 36 38h-278-278-280v-36-36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fr" fo:country="FR" style:font-name-asian="Bitstream Vera San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cm" fo:margin-right="0cm" fo:text-indent="0cm" style:auto-text-indent="false"/>
      <style:text-properties fo:font-size="1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itre2" style:class="text">
      <style:text-properties fo:font-size="10pt" fo:font-style="italic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class="text" style:master-page-name="">
      <style:paragraph-properties fo:margin-top="0.161cm" fo:margin-bottom="0.161cm" style:page-number="auto"/>
      <style:text-properties fo:color="#4c4c4c" fo:font-size="10.5pt" style:text-underline-style="solid" style:text-underline-width="auto" style:text-underline-color="#4c4c4c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48cm" style:type="center"/>
          <style:tab-stop style:position="17.298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1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1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style:text-autospace="non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Objets_20_d_27_arrière-plan" style:display-name="Objets d'arrière-plan" style:family="paragraph">
      <style:paragraph-properties style:text-autospace="none"/>
    </style:style>
    <style:style style:name="Arrière-plan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21pt" style:font-size-asian="21pt" style:font-size-complex="21pt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r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r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re123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re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 " style:num-format="1"/>
      <text:outline-level-style text:level="2" text:style-name="Numbering_20_Symbols" style:num-prefix=" " style:num-suffix=" " style:num-format="1" text:display-levels="2"/>
      <text:outline-level-style text:level="3" text:style-name="Numbering_20_Symbols" style:num-prefix=" " style:num-suffix=" " style:num-format="1" text:display-levels="3">
        <style:list-level-properties text:space-before="0.499cm"/>
      </text:outline-level-style>
      <text:outline-level-style text:level="4" text:style-name="Numbering_20_Symbols" style:num-prefix=" " style:num-suffix=" " style:num-format="1" text:display-levels="4"/>
      <text:outline-level-style text:level="5" text:style-name="Numbering_20_Symbols" style:num-prefix=" " style:num-suffix=" " style:num-format="1" text:display-levels="5"/>
      <text:outline-level-style text:level="6" text:style-name="Numbering_20_Symbols" style:num-prefix=" " style:num-suffix=" " style:num-format="1" text:display-levels="6"/>
      <text:outline-level-style text:level="7" text:style-name="Numbering_20_Symbols" style:num-prefix=" " style:num-suffix=" " style:num-format="1" text:display-levels="7"/>
      <text:outline-level-style text:level="8" text:style-name="Numbering_20_Symbols" style:num-prefix=" " style:num-suffix=" " style:num-format="1" text:display-levels="8"/>
      <text:outline-level-style text:level="9" text:style-name="Numbering_20_Symbols" style:num-prefix=" " style:num-suffix=" " style:num-format="1" text:display-levels="9"/>
      <text:outline-level-style text:level="10" text:style-name="Numbering_20_Symbols" style:num-prefix=" " style:num-suffix=" " style:num-format="1" text:display-levels="10"/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width="0.499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8.648cm" style:type="center"/>
          <style:tab-stop style:position="17.648cm" style:type="right"/>
        </style:tab-stops>
      </style:paragraph-properties>
      <style:text-properties style:use-window-font-color="true" style:font-name="Bitstream Vera Sans1" fo:font-size="9pt" style:font-size-asian="9pt" style:font-size-complex="9pt"/>
    </style:style>
    <style:page-layout style:name="pm1">
      <style:page-layout-properties fo:page-width="21.01cm" fo:page-height="29.69cm" style:num-format="1" style:print-orientation="portrait" fo:margin-top="1.3cm" fo:margin-bottom="1.499cm" fo:margin-left="1.499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2">
      <style:page-layout-properties fo:page-width="21.01cm" fo:page-height="29.6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tab/><text:tab/>Page <text:page-number text:select-page="current">6</text:page-number> / <text:page-count>6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3-10-01T12:39:42</meta:creation-date>
    <dc:date>2009-02-07T12:47:00</dc:date>
    <meta:print-date>2006-05-10T16:53:14</meta:print-date>
    <dc:language>fr-FR</dc:language>
    <meta:editing-cycles>1939</meta:editing-cycles>
    <meta:editing-duration>P5DT13H43M15S</meta:editing-duration>
    <meta:user-defined meta:name="Info 1"/>
    <meta:user-defined meta:name="Info 2"/>
    <meta:user-defined meta:name="Info 3"/>
    <meta:user-defined meta:name="Info 4"/>
    <meta:document-statistic meta:table-count="0" meta:image-count="18" meta:object-count="0" meta:page-count="6" meta:paragraph-count="132" meta:word-count="789" meta:character-count="4830"/>
  </office:meta>
</office:document-meta>
</file>